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9ad41" officeooo:paragraph-rsid="0049ad4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normal" officeooo:rsid="004b3130" officeooo:paragraph-rsid="004b31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italic" fo:font-weight="normal" officeooo:rsid="0049ad41" officeooo:paragraph-rsid="0049ad4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line-height="100%"/>
      <style:text-properties fo:font-variant="normal" fo:text-transform="none" fo:color="#aaaaaa" style:font-name="inherit" fo:font-size="9pt" fo:letter-spacing="normal" fo:font-style="normal" fo:font-weight="normal" officeooo:rsid="004b3130" officeooo:paragraph-rsid="004b3130" fo:background-color="#bce4e5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aaaaaa" style:font-name="inherit" fo:font-size="9pt" fo:letter-spacing="normal" fo:font-style="normal" fo:font-weight="normal" fo:background-color="#bce4e5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444444" style:font-name="inherit" fo:font-size="9pt" fo:letter-spacing="normal" fo:font-style="normal" fo:font-weight="normal" fo:background-color="#bce4e5" loext:padding="0in" loext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777777" style:font-name="inherit" fo:font-size="9pt" fo:letter-spacing="normal" fo:font-style="normal" fo:font-weight="normal" fo:background-color="#bce4e5" loext:padding="0in" loext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inherit" fo:font-size="9pt" fo:letter-spacing="normal" fo:font-style="normal" fo:font-weight="normal" fo:background-color="#bce4e5" loext:padding="0in" loext:border="none"/>
    </style:style>
    <style:style style:name="P9" style:family="paragraph" style:parent-style-name="Standard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bold" officeooo:paragraph-rsid="00565d02"/>
    </style:style>
    <style:style style:name="P10" style:family="paragraph" style:parent-style-name="Preformatted_20_Text">
      <loext:graphic-properties draw:fill="solid" draw:fill-color="#121f29" draw:opacity="100%"/>
      <style:paragraph-properties fo:line-height="150%" fo:text-align="start" style:justify-single-word="false" fo:orphans="2" fo:widows="2" fo:background-color="#121f29"/>
    </style:style>
    <style:style style:name="P11" style:family="paragraph" style:parent-style-name="Preformatted_20_Text">
      <style:paragraph-properties fo:line-height="100%"/>
      <style:text-properties fo:font-variant="normal" fo:text-transform="none" fo:color="#292929" style:font-name="Droid Sans Fallback" fo:font-size="10pt" fo:letter-spacing="normal" fo:font-style="normal" fo:font-weight="bold" officeooo:paragraph-rsid="00565d02"/>
    </style:style>
    <style:style style:name="P12" style:family="paragraph" style:parent-style-name="Preformatted_20_Text">
      <loext:graphic-properties draw:fill="solid" draw:fill-color="#121f29" draw:opacity="100%"/>
      <style:paragraph-properties fo:line-height="100%" fo:text-align="start" style:justify-single-word="false" fo:orphans="2" fo:widows="2" fo:background-color="#121f29"/>
      <style:text-properties fo:font-variant="normal" fo:text-transform="none" fo:color="#292929" style:font-name="Droid Sans Fallback" fo:font-size="10pt" fo:letter-spacing="normal" fo:font-style="normal" fo:font-weight="bold" officeooo:paragraph-rsid="0057cd23"/>
    </style:style>
    <style:style style:name="P13" style:family="paragraph" style:parent-style-name="Preformatted_20_Text">
      <loext:graphic-properties draw:fill="solid" draw:fill-color="#121f29" draw:opacity="100%"/>
      <style:paragraph-properties fo:margin-top="0in" fo:margin-bottom="0.1965in" loext:contextual-spacing="false" fo:line-height="150%" fo:text-align="start" style:justify-single-word="false" fo:orphans="2" fo:widows="2" fo:background-color="#121f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ad41"/>
    </style:style>
    <style:style style:name="T3" style:family="text">
      <style:text-properties officeooo:rsid="004b3130"/>
    </style:style>
    <style:style style:name="T4" style:family="text">
      <style:text-properties fo:color="#286491" fo:font-weight="bold"/>
    </style:style>
    <style:style style:name="T5" style:family="text">
      <style:text-properties fo:color="#000000"/>
    </style:style>
    <style:style style:name="T6" style:family="text">
      <style:text-properties fo:color="#000000" style:font-name="apple-system" fo:font-size="12pt" fo:font-weight="normal" style:font-weight-asian="normal" style:font-weight-complex="normal"/>
    </style:style>
    <style:style style:name="T7" style:family="text">
      <style:text-properties fo:color="#000000" style:font-name="apple-system" fo:font-size="12pt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86b3"/>
    </style:style>
    <style:style style:name="T9" style:family="text">
      <style:text-properties fo:color="#777777"/>
    </style:style>
    <style:style style:name="T10" style:family="text">
      <style:text-properties fo:color="#990073" fo:font-weight="bold"/>
    </style:style>
    <style:style style:name="T11" style:family="text">
      <style:text-properties fo:color="#dd1144"/>
    </style:style>
    <style:style style:name="T12" style:family="text">
      <style:text-properties fo:color="#445588" fo:font-weight="bold"/>
    </style:style>
    <style:style style:name="T13" style:family="text">
      <style:text-properties fo:color="#9999aa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officeooo:rsid="00565d02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f8f8f2" style:font-name="Consolas" fo:font-size="12pt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8be9fd" style:font-name="Consolas" fo:font-size="12pt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f1fa8c" style:font-name="Consolas" fo:font-size="12pt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8be9fd" style:font-name="Consolas" fo:font-size="12pt" fo:letter-spacing="normal" fo:font-style="normal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8be9fd" style:font-name="Consolas" fo:letter-spacing="normal" fo:font-style="normal" fo:font-weight="normal"/>
    </style:style>
    <style:style style:name="T24" style:family="text">
      <style:text-properties fo:font-variant="normal" fo:text-transform="none" fo:color="#f8f8f2" style:font-name="Consolas" fo:font-size="12pt" fo:letter-spacing="normal" fo:font-style="normal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f8f8f2" style:font-name="Consolas" fo:letter-spacing="normal" fo:font-style="normal" fo:font-weight="normal"/>
    </style:style>
    <style:style style:name="T26" style:family="text">
      <style:text-properties fo:font-variant="normal" fo:text-transform="none" fo:color="#f8f8f2" fo:letter-spacing="normal"/>
    </style:style>
    <style:style style:name="T27" style:family="text">
      <style:text-properties fo:font-variant="normal" fo:text-transform="none" fo:color="#f1fa8c" style:font-name="Consolas" fo:font-size="12pt" fo:letter-spacing="normal" fo:font-style="normal" fo:font-weight="normal" officeooo:rsid="00565d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f1fa8c" style:font-name="Consolas" fo:letter-spacing="normal" fo:font-style="normal" fo:font-weight="normal"/>
    </style:style>
    <style:style style:name="T29" style:family="text">
      <style:text-properties fo:font-variant="normal" fo:text-transform="none" fo:color="#50fa7b" style:font-name="Consolas" fo:letter-spacing="normal" fo:font-style="normal" fo:font-weight="normal"/>
    </style:style>
    <style:style style:name="T30" style:family="text">
      <style:text-properties fo:font-variant="normal" fo:text-transform="none" fo:color="#bd93f9" style:font-name="Consolas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8">Builder</text:span><text:span text:style-name="T17"> - </text:span><text:span text:style-name="T6">Используется для создания объектов со сложными состояниями. Упрощает процесс создания таких объектов за счет использования строителей. А так же имеет дополнительный слой абстракции - директора, который управляет строителями.</text:span></text:p>
      <text:p text:style-name="P9"><text:span text:style-name="T7"/></text:p>
      <text:p text:style-name="P11"><text:span text:style-name="Source_20_Text"><text:span text:style-name="T20">class</text:span></text:span><text:span text:style-name="Source_20_Text"><text:span text:style-name="T19"> </text:span></text:span><text:span text:style-name="Source_20_Text"><text:span text:style-name="T21">Banner</text:span></text:span><text:span text:style-name="Source_20_Text"><text:span text:style-name="T19"> {</text:span></text:span></text:p>
      <text:p text:style-name="P10"><text:span text:style-name="Source_20_Text"><text:span text:style-name="T26"><text:s text:c="4"/></text:span></text:span><text:span text:style-name="Source_20_Text"><text:span text:style-name="T28">constructor</text:span></text:span><text:span text:style-name="Source_20_Text"><text:span text:style-name="T25">(params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url = params.url;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lowResImg = params.lowResImg;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highResImg = params.highResImg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Width</text:span></text:span><text:span text:style-name="Source_20_Text"><text:span text:style-name="T25">(width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width = width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Height</text:span></text:span><text:span text:style-name="Source_20_Text"><text:span text:style-name="T25">(height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height = height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Img</text:span></text:span><text:span text:style-name="Source_20_Text"><text:span text:style-name="T25">(img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currentImg = img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render</text:span></text:span><text:span text:style-name="Source_20_Text"><text:span text:style-name="T25">() {</text:span></text:span></text:p>
      <text:p text:style-name="P10"><text:span text:style-name="Source_20_Text"><text:span text:style-name="T26"><text:s text:c="8"/></text:span></text:span><text:span text:style-name="Source_20_Text"><text:span text:style-name="T23">let</text:span></text:span><text:span text:style-name="Source_20_Text"><text:span text:style-name="T25"> banner = document.</text:span></text:span><text:span text:style-name="Source_20_Text"><text:span text:style-name="T28">getElementById</text:span></text:span><text:span text:style-name="Source_20_Text"><text:span text:style-name="T25">(</text:span></text:span><text:span text:style-name="Source_20_Text"><text:span text:style-name="T29">"banner"</text:span></text:span><text:span text:style-name="Source_20_Text"><text:span text:style-name="T25">);</text:span></text:span></text:p>
      <text:p text:style-name="P10"><text:span text:style-name="Source_20_Text"><text:span text:style-name="T26"><text:s text:c="8"/></text:span></text:span><text:span text:style-name="Source_20_Text"><text:span text:style-name="T25">banner.style.width = </text:span></text:span><text:span text:style-name="Source_20_Text"><text:span text:style-name="T23">this</text:span></text:span><text:span text:style-name="Source_20_Text"><text:span text:style-name="T25">.width + </text:span></text:span><text:span text:style-name="Source_20_Text"><text:span text:style-name="T29">"px"</text:span></text:span><text:span text:style-name="Source_20_Text"><text:span text:style-name="T25">;</text:span></text:span></text:p>
      <text:p text:style-name="P10"><text:span text:style-name="Source_20_Text"><text:span text:style-name="T26"><text:s text:c="8"/></text:span></text:span><text:span text:style-name="Source_20_Text"><text:span text:style-name="T25">banner.style.height = </text:span></text:span><text:span text:style-name="Source_20_Text"><text:span text:style-name="T23">this</text:span></text:span><text:span text:style-name="Source_20_Text"><text:span text:style-name="T25">.height + </text:span></text:span><text:span text:style-name="Source_20_Text"><text:span text:style-name="T29">"px"</text:span></text:span><text:span text:style-name="Source_20_Text"><text:span text:style-name="T25">;</text:span></text:span></text:p>
      <text:p text:style-name="P10"><text:span text:style-name="Source_20_Text"><text:span text:style-name="T26"><text:s text:c="8"/></text:span></text:span><text:span text:style-name="Source_20_Text"><text:span text:style-name="T25">banner.</text:span></text:span><text:span text:style-name="Source_20_Text"><text:span text:style-name="T28">setAttribute</text:span></text:span><text:span text:style-name="Source_20_Text"><text:span text:style-name="T25">(</text:span></text:span><text:span text:style-name="Source_20_Text"><text:span text:style-name="T29">'src'</text:span></text:span><text:span text:style-name="Source_20_Text"><text:span text:style-name="T25">, </text:span></text:span><text:span text:style-name="Source_20_Text"><text:span text:style-name="T23">this</text:span></text:span><text:span text:style-name="Source_20_Text"><text:span text:style-name="T25">.currentImg);</text:span></text:span></text:p>
      <text:p text:style-name="P10"><text:span text:style-name="Source_20_Text"><text:span text:style-name="T26"><text:s text:c="8"/></text:span></text:span><text:span text:style-name="Source_20_Text"><text:span text:style-name="T25">banner.</text:span></text:span><text:span text:style-name="Source_20_Text"><text:span text:style-name="T28">setAttribute</text:span></text:span><text:span text:style-name="Source_20_Text"><text:span text:style-name="T25">(</text:span></text:span><text:span text:style-name="Source_20_Text"><text:span text:style-name="T29">'data-url'</text:span></text:span><text:span text:style-name="Source_20_Text"><text:span text:style-name="T25">, </text:span></text:span><text:span text:style-name="Source_20_Text"><text:span text:style-name="T23">this</text:span></text:span><text:span text:style-name="Source_20_Text"><text:span text:style-name="T25">.url);</text:span></text:span></text:p>
      <text:p text:style-name="P10"><text:span text:style-name="Source_20_Text"><text:span text:style-name="T26"><text:s text:c="8"/></text:span></text:span><text:span text:style-name="Source_20_Text"><text:span text:style-name="T25">document.body.</text:span></text:span><text:span text:style-name="Source_20_Text"><text:span text:style-name="T28">appendChild</text:span></text:span><text:span text:style-name="Source_20_Text"><text:span text:style-name="T25">(banner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3"><text:span text:style-name="Source_20_Text"><text:span text:style-name="T25">}</text:span></text:span></text:p>
      <text:p text:style-name="P13"><text:span text:style-name="Source_20_Text"><text:span text:style-name="T25"/></text:span></text:p>
      <text:p text:style-name="P12"><text:span text:style-name="Source_20_Text"><text:span text:style-name="T22">class</text:span></text:span><text:span text:style-name="Source_20_Text"><text:span text:style-name="T24"> </text:span></text:span><text:span text:style-name="Source_20_Text"><text:span text:style-name="T27">BuilderBanner</text:span></text:span><text:span text:style-name="Source_20_Text"><text:span text:style-name="T24"> {</text:span></text:span></text:p>
      <text:p text:style-name="P10"><text:span text:style-name="Source_20_Text"><text:span text:style-name="T26"><text:s text:c="4"/></text:span></text:span><text:span text:style-name="Source_20_Text"><text:span text:style-name="T28">constructor</text:span></text:span><text:span text:style-name="Source_20_Text"><text:span text:style-name="T25">(params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 = </text:span></text:span><text:span text:style-name="Source_20_Text"><text:span text:style-name="T23">new</text:span></text:span><text:span text:style-name="Source_20_Text"><text:span text:style-name="T25"> </text:span></text:span><text:span text:style-name="Source_20_Text"><text:span text:style-name="T28">Banner</text:span></text:span><text:span text:style-name="Source_20_Text"><text:span text:style-name="T25">(params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renderBanner</text:span></text:span><text:span text:style-name="Source_20_Text"><text:span text:style-name="T25">(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render</text:span></text:span><text:span text:style-name="Source_20_Text"><text:span text:style-name="T25">(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5">}</text:span></text:span></text:p>
      <text:p text:style-name="P10"/>
      <text:p text:style-name="P10"/>
      <text:p text:style-name="P10"><text:span text:style-name="Source_20_Text"><text:span text:style-name="T23">class</text:span></text:span><text:span text:style-name="Source_20_Text"><text:span text:style-name="T25"> </text:span></text:span><text:span text:style-name="Source_20_Text"><text:span text:style-name="T28">BuilderLowResBanner</text:span></text:span><text:span text:style-name="Source_20_Text"><text:span text:style-name="T25"> </text:span></text:span><text:span text:style-name="Source_20_Text"><text:span text:style-name="T23">extends</text:span></text:span><text:span text:style-name="Source_20_Text"><text:span text:style-name="T25"> </text:span></text:span><text:span text:style-name="Source_20_Text"><text:span text:style-name="T28">BuilderBanner</text:span></text:span><text:span text:style-name="Source_20_Text"><text:span text:style-name="T25"> {</text:span></text:span></text:p>
      <text:p text:style-name="P10"><text:soft-page-break/><text:span text:style-name="Source_20_Text"><text:span text:style-name="T26"><text:s text:c="4"/></text:span></text:span><text:span text:style-name="Source_20_Text"><text:span text:style-name="T28">setWidth</text:span></text:span><text:span text:style-name="Source_20_Text"><text:span text:style-name="T25">(width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setWidth</text:span></text:span><text:span text:style-name="Source_20_Text"><text:span text:style-name="T25">(</text:span></text:span><text:span text:style-name="Source_20_Text"><text:span text:style-name="T30">320</text:span></text:span><text:span text:style-name="Source_20_Text"><text:span text:style-name="T25">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Height</text:span></text:span><text:span text:style-name="Source_20_Text"><text:span text:style-name="T25">(height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setHeight</text:span></text:span><text:span text:style-name="Source_20_Text"><text:span text:style-name="T25">(</text:span></text:span><text:span text:style-name="Source_20_Text"><text:span text:style-name="T30">100</text:span></text:span><text:span text:style-name="Source_20_Text"><text:span text:style-name="T25">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Img</text:span></text:span><text:span text:style-name="Source_20_Text"><text:span text:style-name="T25">(img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setImg</text:span></text:span><text:span text:style-name="Source_20_Text"><text:span text:style-name="T25">(</text:span></text:span><text:span text:style-name="Source_20_Text"><text:span text:style-name="T23">this</text:span></text:span><text:span text:style-name="Source_20_Text"><text:span text:style-name="T25">.banner.lowResImg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5">}</text:span></text:span></text:p>
      <text:p text:style-name="P10"/>
      <text:p text:style-name="P10"/>
      <text:p text:style-name="P10"><text:span text:style-name="Source_20_Text"><text:span text:style-name="T23">class</text:span></text:span><text:span text:style-name="Source_20_Text"><text:span text:style-name="T25"> </text:span></text:span><text:span text:style-name="Source_20_Text"><text:span text:style-name="T28">BuilderHighResBanner</text:span></text:span><text:span text:style-name="Source_20_Text"><text:span text:style-name="T25"> </text:span></text:span><text:span text:style-name="Source_20_Text"><text:span text:style-name="T23">extends</text:span></text:span><text:span text:style-name="Source_20_Text"><text:span text:style-name="T25"> </text:span></text:span><text:span text:style-name="Source_20_Text"><text:span text:style-name="T28">BuilderBanner</text:span></text:span><text:span text:style-name="Source_20_Text"><text:span text:style-name="T25"> {</text:span></text:span></text:p>
      <text:p text:style-name="P10"><text:span text:style-name="Source_20_Text"><text:span text:style-name="T26"><text:s text:c="4"/></text:span></text:span><text:span text:style-name="Source_20_Text"><text:span text:style-name="T28">setWidth</text:span></text:span><text:span text:style-name="Source_20_Text"><text:span text:style-name="T25">(width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setWidth</text:span></text:span><text:span text:style-name="Source_20_Text"><text:span text:style-name="T25">(</text:span></text:span><text:span text:style-name="Source_20_Text"><text:span text:style-name="T30">820</text:span></text:span><text:span text:style-name="Source_20_Text"><text:span text:style-name="T25">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Height</text:span></text:span><text:span text:style-name="Source_20_Text"><text:span text:style-name="T25">(height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setHeight</text:span></text:span><text:span text:style-name="Source_20_Text"><text:span text:style-name="T25">(</text:span></text:span><text:span text:style-name="Source_20_Text"><text:span text:style-name="T30">400</text:span></text:span><text:span text:style-name="Source_20_Text"><text:span text:style-name="T25">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0"><text:span text:style-name="Source_20_Text"><text:span text:style-name="T26"><text:s text:c="4"/></text:span></text:span><text:span text:style-name="Source_20_Text"><text:span text:style-name="T28">setImg</text:span></text:span><text:span text:style-name="Source_20_Text"><text:span text:style-name="T25">(img) {</text:span></text:span></text:p>
      <text:p text:style-name="P10"><text:span text:style-name="Source_20_Text"><text:span text:style-name="T26"><text:s text:c="8"/></text:span></text:span><text:span text:style-name="Source_20_Text"><text:span text:style-name="T23">this</text:span></text:span><text:span text:style-name="Source_20_Text"><text:span text:style-name="T25">.banner.</text:span></text:span><text:span text:style-name="Source_20_Text"><text:span text:style-name="T28">setImg</text:span></text:span><text:span text:style-name="Source_20_Text"><text:span text:style-name="T25">(</text:span></text:span><text:span text:style-name="Source_20_Text"><text:span text:style-name="T23">this</text:span></text:span><text:span text:style-name="Source_20_Text"><text:span text:style-name="T25">.banner.highResImg);</text:span></text:span></text:p>
      <text:p text:style-name="P10"><text:span text:style-name="Source_20_Text"><text:span text:style-name="T26"><text:s text:c="4"/></text:span></text:span><text:span text:style-name="Source_20_Text"><text:span text:style-name="T25">}</text:span></text:span></text:p>
      <text:p text:style-name="P13"><text:span text:style-name="Source_20_Text"><text:span text:style-name="T25">}</text:span></text:span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9in" fo:margin-bottom="0.561in" fo:margin-left="0.5354in" fo:margin-right="0.46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41:37.490134538</meta:creation-date>
    <meta:generator>LibreOffice/6.0.7.3$Linux_X86_64 LibreOffice_project/00m0$Build-3</meta:generator>
    <dc:date>2020-11-24T09:28:33.430538084</dc:date>
    <meta:editing-duration>PT3H55M39S</meta:editing-duration>
    <meta:editing-cycles>57</meta:editing-cycles>
    <meta:document-statistic meta:table-count="0" meta:image-count="0" meta:object-count="0" meta:page-count="2" meta:paragraph-count="55" meta:word-count="137" meta:character-count="1510" meta:non-whitespace-character-count="1164"/>
  </office:meta>
</office:document-meta>
</file>